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h text:style-name="P1" text:outline-level="2">Règles de transformation</text:h>
      <text:p text:style-name="Normal"/>
      <text:h text:style-name="Titre3" text:outline-level="3">Règle Rename</text:h>
      <text:p text:style-name="P2"><draw:frame draw:style-name="a0" text:anchor-type="as-char" svg:x="0in" svg:y="0in" svg:width="2.92708in" svg:height="0.17708in" style:rel-width="scale" style:rel-height="scale"><draw:object xlink:href="Object 1/" xlink:type="simple" xlink:show="embed" xlink:actuate="onLoad"/></draw:frame></text:p>
      <text:p text:style-name="Normal">La règle permet de vérifier ou non l’application de « rename ». Rename permet de renommer les occurrences d’une variable par une autre.</text:p>
      <text:p text:style-name="Normal">Elle renvoi<text:s/><text:span text:style-name="T3">true</text:span><text:s/>si X et T sont des variables.</text:p>
      <text:p text:style-name="Normal"/>
      <text:h text:style-name="Titre2" text:outline-level="2">Regle Simplify</text:h>
      <text:p text:style-name="P4"><draw:frame draw:style-name="a1" text:anchor-type="as-char" svg:x="0in" svg:y="0in" svg:width="3.23958in" svg:height="0.17708in" style:rel-width="scale" style:rel-height="scale"><draw:object xlink:href="Object 2/" xlink:type="simple" xlink:show="embed" xlink:actuate="onLoad"/></draw:frame></text:p>
      <text:p text:style-name="Normal"><text:span text:style-name="T5">La règle permet de verifier ou non l’application de « Simplify ». Simplify permet d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SERRATORE</meta:initial-creator>
    <dc:creator>Alexandre SERRATORE</dc:creator>
    <meta:creation-date>2022-11-19T13:57:00Z</meta:creation-date>
    <dc:date>2022-11-19T14:44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70" meta:character-count="456" meta:row-count="3" meta:non-whitespace-character-count="387"/>
  </office:meta>
</office:document-meta>
</file>

<file path=Object 1/content.xml><?xml version="1.0" encoding="utf-8"?>
<mml:math xmlns:mml="http://www.w3.org/1998/Math/MathML" xmlns:m="http://schemas.openxmlformats.org/officeDocument/2006/math">
  <mml:mi>r</mml:mi>
  <mml:mi>e</mml:mi>
  <mml:mi>g</mml:mi>
  <mml:mi>l</mml:mi>
  <mml:mi>e</mml:mi>
  <mml:mo>(</mml:mo>
  <mml:mi>X</mml:mi>
  <mml:mo>?</mml:mo>
  <mml:mo>=</mml:mo>
  <mml:mi>T</mml:mi>
  <mml:mo>,</mml:mo>
  <mml:mi>r</mml:mi>
  <mml:mi>e</mml:mi>
  <mml:mi>n</mml:mi>
  <mml:mi>a</mml:mi>
  <mml:mi>m</mml:mi>
  <mml:mi>e</mml:mi>
  <mml:mo>)</mml:mo>
  <mml:mi> </mml:mi>
  <mml:mo>:</mml:mo>
  <mml:mo>-</mml:mo>
  <mml:mi> </mml:mi>
  <mml:mi>v</mml:mi>
  <mml:mi>a</mml:mi>
  <mml:mi>r</mml:mi>
  <mml:mo>(</mml:mo>
  <mml:mi>X</mml:mi>
  <mml:mo>)</mml:mo>
  <mml:mo>,</mml:mo>
  <mml:mi> </mml:mi>
  <mml:mi>v</mml:mi>
  <mml:mi>a</mml:mi>
  <mml:mi>r</mml:mi>
  <mml:mo>(</mml:mo>
  <mml:mi>T</mml:mi>
  <mml:mo>)</mml:mo>
  <mml:mo>,</mml:mo>
  <mml:mi> </mml:mi>
  <mml:mo>!</mml:mo>
  <mml:mo>.</mml:mo>
</mml:math>
</file>

<file path=Object 2/content.xml><?xml version="1.0" encoding="utf-8"?>
<mml:math xmlns:mml="http://www.w3.org/1998/Math/MathML" xmlns:m="http://schemas.openxmlformats.org/officeDocument/2006/math">
  <mml:mi>r</mml:mi>
  <mml:mi>e</mml:mi>
  <mml:mi>g</mml:mi>
  <mml:mi>l</mml:mi>
  <mml:mi>e</mml:mi>
  <mml:mo>(</mml:mo>
  <mml:mi>X</mml:mi>
  <mml:mo>?</mml:mo>
  <mml:mo>=</mml:mo>
  <mml:mi>T</mml:mi>
  <mml:mo>,</mml:mo>
  <mml:mi>s</mml:mi>
  <mml:mi>i</mml:mi>
  <mml:mi>m</mml:mi>
  <mml:mi>p</mml:mi>
  <mml:mi>l</mml:mi>
  <mml:mi>i</mml:mi>
  <mml:mi>f</mml:mi>
  <mml:mi>y</mml:mi>
  <mml:mo>)</mml:mo>
  <mml:mi> </mml:mi>
  <mml:mo>:</mml:mo>
  <mml:mo>-</mml:mo>
  <mml:mi> </mml:mi>
  <mml:mi>v</mml:mi>
  <mml:mi>a</mml:mi>
  <mml:mi>r</mml:mi>
  <mml:mo>(</mml:mo>
  <mml:mi>X</mml:mi>
  <mml:mo>)</mml:mo>
  <mml:mo>,</mml:mo>
  <mml:mi> </mml:mi>
  <mml:mi>a</mml:mi>
  <mml:mi>t</mml:mi>
  <mml:mi>o</mml:mi>
  <mml:mi>m</mml:mi>
  <mml:mi>i</mml:mi>
  <mml:mi>c</mml:mi>
  <mml:mo>(</mml:mo>
  <mml:mi>T</mml:mi>
  <mml:mo>)</mml:mo>
  <mml:mo>,</mml:mo>
  <mml:mi> </mml:mi>
  <mml:mo>!</mml:mo>
  <mml:mo>.</mml:mo>
</mml:math>
</file>